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draw:fill="bitmap" draw:fill-image-name="a922" style:repeat="stretch" draw:stroke="non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7">
      <style:graphic-properties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6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7">
      <style:graphic-properties draw:fill="solid" draw:fill-color="#f2f2f2" draw:opacity="100%" draw:stroke="none"/>
    </style:style>
    <style:style style:family="graphic" style:name="a879">
      <style:graphic-properties draw:fill="bitmap" draw:fill-image-name="a878" style:repeat="stretch" draw:stroke="non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6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12444in" fo:padding-bottom="0.12444in" fo:padding-left="0.12444in" fo:padding-right="0.1244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3">
      <style:graphic-properties draw:fill="solid" draw:fill-color="#f2f2f2" draw:opacity="100%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draw:fill="bitmap" draw:fill-image-name="a884" style:repeat="stretch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12444in" fo:padding-bottom="0.12444in" fo:padding-left="0.12444in" fo:padding-right="0.1244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9">
      <style:graphic-properties draw:fill="solid" draw:fill-color="#f2f2f2" draw:opacity="100%" draw:stroke="none"/>
    </style:style>
    <style:style style:family="graphic" style:name="a900">
      <style:graphic-properties fo:wrap-option="wrap" fo:padding-top="0.12444in" fo:padding-bottom="0.12444in" fo:padding-left="0.12444in" fo:padding-right="0.1244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1">
      <style:graphic-properties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draw:fill="bitmap" draw:fill-image-name="a890" style:repeat="stretch" draw:stroke="none"/>
    </style:style>
    <style:style style:family="paragraph" style:name="a8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4">
      <style:graphic-properties fo:wrap-option="wrap" fo:padding-top="0.12444in" fo:padding-bottom="0.12444in" fo:padding-left="0.12444in" fo:padding-right="0.1244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5">
      <style:graphic-properties draw:fill="solid" draw:fill-color="#f2f2f2" draw:opacity="100%" draw:stroke="non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7">
      <style:graphic-properties draw:fill="bitmap" draw:fill-image-name="a896" style:repeat="stretch" draw:stroke="non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.06944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draw:fill="bitmap" draw:fill-image-name="a917" style:repeat="stretch" draw:stroke="non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d1c3b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d1c3b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7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9in"/>
      </text:list-level-style-number>
      <text:list-level-style-number text:level="3" style:num-format="" style:num-list-format-name="">
        <style:list-level-properties text:space-before="0.55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17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8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9in"/>
      </text:list-level-style-number>
      <text:list-level-style-number text:level="3" style:num-format="" style:num-list-format-name="">
        <style:list-level-properties text:space-before="0.55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17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8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9in"/>
      </text:list-level-style-number>
      <text:list-level-style-number text:level="3" style:num-format="" style:num-list-format-name="">
        <style:list-level-properties text:space-before="0.55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17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8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9in"/>
      </text:list-level-style-number>
      <text:list-level-style-number text:level="3" style:num-format="" style:num-list-format-name="">
        <style:list-level-properties text:space-before="0.55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17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8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9in"/>
      </text:list-level-style-number>
      <text:list-level-style-number text:level="3" style:num-format="" style:num-list-format-name="">
        <style:list-level-properties text:space-before="0.55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17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</office:automatic-styles>
  <office:body>
    <office:presentation>
      <draw:page draw:name="Slide25" draw:style-name="a784" draw:master-page-name="Master1-Layout2-obj-Title-and-Content" presentation:presentation-page-layout-name="Master1-PPL2" draw:id="Slide-280">
        <draw:frame draw:id="id75" presentation:style-name="a788" draw:name="Title 1" svg:x="1.96311in" svg:y="1.14624in" svg:width="13.49979in" svg:height="0.09431in" presentation:class="title" presentation:placeholder="false">
          <draw:text-box>
            <text:p text:style-name="a787" text:class-names="" text:cond-style-name=""><text:span text:style-name="a785" text:class-names="">RHYTHMIC TUNS: YOUR MELODIC COMPANION <text:line-break/> <text:s text:c="20"/>TEAM LEADER:R.SIVARANJANI</text:span><text:span text:style-name="a786" text:class-names=""/></text:p>
          </draw:text-box>
          <svg:title/>
          <svg:desc/>
        </draw:frame>
        <draw:frame draw:id="id76" presentation:style-name="a811" draw:name="Content Placeholder 2" svg:x="6.0672in" svg:y="2.91294in" svg:width="4.40053in" svg:height="4.10287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Team members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U.SAKTHI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usakthi2007@gmail.com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A.KARTHIKA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akarthika149@gmail.com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S.SANGAVI</text:span></text:p>
              </text:list-item>
            </text:list>
            <text:list text:style-name="a810">
              <text:list-item>
                <text:p text:style-name="a809" text:class-names="" text:cond-style-name=""><text:span text:style-name="a807" text:class-names=""><text:s text:c="1"/>skavi4462@gmail.com</text:span><text:span text:style-name="a808" text:class-names=""/></text:p>
              </text:list-item>
            </text:list>
          </draw:text-box>
          <svg:title/>
          <svg:desc/>
        </draw:frame>
      </draw:page>
      <draw:page draw:name="Slide18" draw:style-name="a812" draw:master-page-name="Master1-Layout2-obj-Title-and-Content" presentation:presentation-page-layout-name="Master1-PPL2" draw:id="Slide-273">
        <draw:custom-shape svg:x="0in" svg:y="0in" svg:width="13.33333in" svg:height="7.5in" draw:id="id77" draw:style-name="a815" draw:name="Rectangle 9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818" draw:name="Title" svg:x="0.7in" svg:y="1.5in" svg:width="6.4in" svg:height="1.2in" presentation:class="title" presentation:placeholder="false">
          <draw:text-box>
            <text:p text:style-name="a817" text:class-names="" text:cond-style-name=""><text:span text:style-name="a816" text:class-names="">INTRODUCTION:</text:span></text:p>
          </draw:text-box>
          <svg:title/>
          <svg:desc/>
        </draw:frame>
        <draw:connector draw:type="line" svg:x1="0.78333in" svg:y1="1.12752in" svg:x2="1.85383in" svg:y2="1.12752in" draw:id="id79" draw:style-name="a819" draw:name="Straight Connector 11">
          <svg:title/>
          <svg:desc/>
        </draw:connector>
        <draw:frame draw:id="id80" presentation:style-name="a823" draw:name="Content Placeholder" svg:x="0.7in" svg:y="2.87974in" svg:width="6.4in" svg:height="4.00775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Music is the universal language of humanity it expresses emotions, unites people and creates harmony in life. <text:s text:c="1"/>its main elements, rhythmic and melody are the most essential<text:s text:c="1"/></text:span></text:p>
              </text:list-item>
            </text:list>
          </draw:text-box>
          <svg:title/>
          <svg:desc/>
        </draw:frame>
        <draw:frame draw:id="id81" draw:style-name="a826" draw:name="TextBox 3" svg:x="5.66667in" svg:y="2.74835in" svg:width="2in" svg:height="0.40391in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</draw:page>
      <draw:page draw:name="Slide26" draw:style-name="a827" draw:master-page-name="Master1-Layout2-obj-Title-and-Content" presentation:presentation-page-layout-name="Master1-PPL2" draw:id="Slide-281">
        <draw:frame draw:id="id82" presentation:style-name="a831" draw:name="Title 1" svg:x="0.7in" svg:y="1.5in" svg:width="11.91046in" svg:height="5.28in" presentation:class="title" presentation:placeholder="false">
          <draw:text-box>
            <text:p text:style-name="a830" text:class-names="" text:cond-style-name=""><text:span text:style-name="a828" text:class-names="">OBJEOJECTIVES OF THE <text:s text:c="1"/>PROJECT<text:s text:c="1"/></text:span><text:span text:style-name="a829" text:class-names=""/></text:p>
          </draw:text-box>
          <svg:title/>
          <svg:desc/>
        </draw:frame>
        <draw:frame draw:id="id83" presentation:style-name="a845" draw:name="Content Placeholder 2" svg:x="0.7in" svg:y="2.88in" svg:width="11.91046in" svg:height="3.9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To study the concept of rhythmic in music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To understand how rhythmic tunes influence emotions actives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To identify different rhythmic patterns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1" text:class-names="">To create simple rhythmic tunes using claps, taps or instruments<text:s text:c="1"/></text:span><text:span text:style-name="a842" text:class-names=""/></text:p>
              </text:list-item>
            </text:list>
          </draw:text-box>
          <svg:title/>
          <svg:desc/>
        </draw:frame>
      </draw:page>
      <draw:page draw:name="Slide27" draw:style-name="a846" draw:master-page-name="Master1-Layout2-obj-Title-and-Content" presentation:presentation-page-layout-name="Master1-PPL2" draw:id="Slide-282">
        <draw:frame draw:id="id84" presentation:style-name="a850" draw:name="Title 1" svg:x="0.7in" svg:y="1.5in" svg:width="11.91046in" svg:height="1.2in" presentation:class="title" presentation:placeholder="false">
          <draw:text-box>
            <text:p text:style-name="a849" text:class-names="" text:cond-style-name=""><text:span text:style-name="a847" text:class-names="">KEY CONCEPTS:<text:line-break/> <text:s text:c="6"/></text:span><text:span text:style-name="a848" text:class-names=""/></text:p>
          </draw:text-box>
          <svg:title/>
          <svg:desc/>
        </draw:frame>
        <draw:frame draw:id="id85" presentation:style-name="a868" draw:name="Content Placeholder 2" svg:x="0.7in" svg:y="2.88in" svg:width="11.91046in" svg:height="3.9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1" text:class-names="">BEAT- the steady<text:s text:c="1"/></text:span><text:span text:style-name="a852" text:class-names="">pulase</text:span><text:span text:style-name="a853" text:class-names=""><text:s text:c="1"/>in music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TEMPO- the speed of the beat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RHYTHMIC PATTERM- a repeated arrangement of beats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ACCENT- stressing certain beats to make the tune live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</draw:page>
      <draw:page draw:name="Slide21" draw:style-name="a869" draw:master-page-name="Master1-Layout2-obj-Title-and-Content" presentation:presentation-page-layout-name="Master1-PPL2" draw:id="Slide-276">
        <draw:custom-shape svg:x="0in" svg:y="0in" svg:width="13.33333in" svg:height="7.5in" draw:id="id86" draw:style-name="a872" draw:name="Rectangle 9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875" draw:name="Title" svg:x="0.7in" svg:y="1in" svg:width="3.28148in" svg:height="4.55in" presentation:class="title" presentation:placeholder="false">
          <draw:text-box>
            <text:p text:style-name="a874" text:class-names="" text:cond-style-name=""><text:span text:style-name="a873" text:class-names="">ACTIVITIES IN THE PROJECT<text:s text:c="1"/></text:span></text:p>
          </draw:text-box>
          <svg:title/>
          <svg:desc/>
        </draw:frame>
        <draw:connector draw:type="line" svg:x1="0.73518in" svg:y1="6.86in" svg:x2="12.59815in" svg:y2="6.86in" draw:id="id88" draw:style-name="a876" draw:name="Straight Connector 11">
          <svg:title/>
          <svg:desc/>
        </draw:connector>
        <draw:g draw:name="Content Placeholder" draw:id="id101" draw:style-name="a901">
          <svg:title/>
          <svg:desc/>
          <draw:custom-shape svg:x="2.8353in" svg:y="9.45225in" svg:width="7.89197in" svg:height="1.17581in" draw:id="id89" draw:style-name="a877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3.19098in" svg:y="9.71681in" svg:width="0.6467in" svg:height="0.6467in" draw:id="id90" draw:style-name="a879">
            <svg:title/>
            <svg:desc>Dance Step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19336in" svg:y="9.45225in" svg:width="6.53391in" svg:height="1.17581in" draw:id="id91" draw:style-name="a882">
            <svg:title/>
            <svg:desc/>
            <text:p text:style-name="a881" text:class-names="" text:cond-style-name=""><text:span text:style-name="a880" text:class-names="">Clap &amp; Tap exercise – create a 4- beat rhythmic and repeat<text:s text:c="1"/></text:span></text:p>
            <draw:enhanced-geometry xmlns:dr3d="urn:oasis:names:tc:opendocument:xmlns:dr3d:1.0" draw:type="non-primitive" svg:viewBox="0 0 5974604 1075161" draw:enhanced-path="M 0 0 L 5974604 0 5974604 1075161 0 107516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74604"/>
              <draw:equation draw:name="f7" draw:formula="?f4 / 1075161"/>
              <draw:equation draw:name="f8" draw:formula="0 * ?f5 / 5974604"/>
              <draw:equation draw:name="f9" draw:formula="0 * ?f4 / 1075161"/>
              <draw:equation draw:name="f10" draw:formula="5974604 * ?f5 / 5974604"/>
              <draw:equation draw:name="f11" draw:formula="1075161 * ?f4 / 107516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8353in" svg:y="10.92202in" svg:width="7.89197in" svg:height="1.17581in" draw:id="id92" draw:style-name="a883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3.19098in" svg:y="11.18657in" svg:width="0.6467in" svg:height="0.6467in" draw:id="id93" draw:style-name="a885">
            <svg:title/>
            <svg:desc>Drum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19336in" svg:y="10.92202in" svg:width="6.53391in" svg:height="1.17581in" draw:id="id94" draw:style-name="a888">
            <svg:title/>
            <svg:desc/>
            <text:p text:style-name="a887" text:class-names="" text:cond-style-name=""><text:span text:style-name="a886" text:class-names="">Instrumental work – use table ,drum, or <text:s text:c="1"/>desk- <text:s text:c="1"/>tapping to form patterns<text:s text:c="1"/></text:span></text:p>
            <draw:enhanced-geometry xmlns:dr3d="urn:oasis:names:tc:opendocument:xmlns:dr3d:1.0" draw:type="non-primitive" svg:viewBox="0 0 5974604 1075161" draw:enhanced-path="M 0 0 L 5974604 0 5974604 1075161 0 107516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74604"/>
              <draw:equation draw:name="f7" draw:formula="?f4 / 1075161"/>
              <draw:equation draw:name="f8" draw:formula="0 * ?f5 / 5974604"/>
              <draw:equation draw:name="f9" draw:formula="0 * ?f4 / 1075161"/>
              <draw:equation draw:name="f10" draw:formula="5974604 * ?f5 / 5974604"/>
              <draw:equation draw:name="f11" draw:formula="1075161 * ?f4 / 107516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8353in" svg:y="12.39178in" svg:width="7.89197in" svg:height="1.17581in" draw:id="id95" draw:style-name="a889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3.19098in" svg:y="12.65634in" svg:width="0.6467in" svg:height="0.6467in" draw:id="id96" draw:style-name="a891">
            <svg:title/>
            <svg:desc>Joker Ha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19336in" svg:y="12.39178in" svg:width="6.53391in" svg:height="1.17581in" draw:id="id97" draw:style-name="a894">
            <svg:title/>
            <svg:desc/>
            <text:p text:style-name="a893" text:class-names="" text:cond-style-name=""><text:span text:style-name="a892" text:class-names="">Group activity- one student claps , another <text:s text:c="1"/>taps , another hums</text:span></text:p>
            <draw:enhanced-geometry xmlns:dr3d="urn:oasis:names:tc:opendocument:xmlns:dr3d:1.0" draw:type="non-primitive" svg:viewBox="0 0 5974604 1075161" draw:enhanced-path="M 0 0 L 5974604 0 5974604 1075161 0 107516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74604"/>
              <draw:equation draw:name="f7" draw:formula="?f4 / 1075161"/>
              <draw:equation draw:name="f8" draw:formula="0 * ?f5 / 5974604"/>
              <draw:equation draw:name="f9" draw:formula="0 * ?f4 / 1075161"/>
              <draw:equation draw:name="f10" draw:formula="5974604 * ?f5 / 5974604"/>
              <draw:equation draw:name="f11" draw:formula="1075161 * ?f4 / 107516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8353in" svg:y="13.86155in" svg:width="7.89197in" svg:height="1.17581in" draw:id="id98" draw:style-name="a895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3.19098in" svg:y="14.1261in" svg:width="0.6467in" svg:height="0.6467in" draw:id="id99" draw:style-name="a897">
            <svg:title/>
            <svg:desc>Music Notation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19336in" svg:y="13.86155in" svg:width="6.53391in" svg:height="1.17581in" draw:id="id100" draw:style-name="a900">
            <svg:title/>
            <svg:desc/>
            <text:p text:style-name="a899" text:class-names="" text:cond-style-name=""><text:span text:style-name="a898" text:class-names="">Notation practice- represent rhythm using simple symbols</text:span></text:p>
            <draw:enhanced-geometry xmlns:dr3d="urn:oasis:names:tc:opendocument:xmlns:dr3d:1.0" draw:type="non-primitive" svg:viewBox="0 0 5974604 1075161" draw:enhanced-path="M 0 0 L 5974604 0 5974604 1075161 0 1075161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74604"/>
              <draw:equation draw:name="f7" draw:formula="?f4 / 1075161"/>
              <draw:equation draw:name="f8" draw:formula="0 * ?f5 / 5974604"/>
              <draw:equation draw:name="f9" draw:formula="0 * ?f4 / 1075161"/>
              <draw:equation draw:name="f10" draw:formula="5974604 * ?f5 / 5974604"/>
              <draw:equation draw:name="f11" draw:formula="1075161 * ?f4 / 107516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02" draw:style-name="a912" draw:name="TextBox 2" svg:x="3.88267in" svg:y="1.27042in" svg:width="7.9948in" svg:height="1.91855in">
          <draw:text-box>
            <text:p text:style-name="a903" text:class-names="" text:cond-style-name=""><text:span text:style-name="a902" text:class-names="">Clap &amp; tap exercise – create a 4 beat rhythm and repeat</text:span></text:p>
            <text:p text:style-name="a905" text:class-names="" text:cond-style-name=""><text:span text:style-name="a904" text:class-names="">Instrumental work – use Table , drum or desk- tapping to form patterns<text:s text:c="1"/></text:span></text:p>
            <text:p text:style-name="a907" text:class-names="" text:cond-style-name=""><text:span text:style-name="a906" text:class-names="">Group activity- one student claps another taps another taps, another hums<text:s text:c="1"/></text:span></text:p>
            <text:p text:style-name="a909" text:class-names="" text:cond-style-name=""><text:span text:style-name="a908" text:class-names="">Notation practice-represent rhythm using simple symbols<text:s text:c="1"/></text:span></text:p>
            <text:p text:style-name="a911" text:class-names="" text:cond-style-name=""><text:span text:style-name="a910" text:class-names=""/></text:p>
          </draw:text-box>
          <svg:title/>
          <svg:desc/>
        </draw:frame>
      </draw:page>
      <draw:page draw:name="Slide28" draw:style-name="a913" draw:master-page-name="Master1-Layout2-obj-Title-and-Content" presentation:presentation-page-layout-name="Master1-PPL2" draw:id="Slide-283">
        <draw:frame draw:id="id103" presentation:style-name="a916" draw:name="Title" svg:x="1in" svg:y="1.5in" svg:width="11.33in" svg:height="1.24662in" presentation:class="title" presentation:placeholder="false">
          <draw:text-box>
            <text:p text:style-name="a915" text:class-names="" text:cond-style-name=""><text:span text:style-name="a914" text:class-names="">OBSERVATION:</text:span></text:p>
          </draw:text-box>
          <svg:title/>
          <svg:desc/>
        </draw:frame>
        <draw:g draw:name="Content Placeholder" draw:id="id108" draw:style-name="a927">
          <svg:title/>
          <svg:desc/>
          <draw:custom-shape svg:x="6.94452in" svg:y="10.26615in" svg:width="0.65572in" svg:height="0.65572in" draw:id="id104" draw:style-name="a918">
            <svg:title/>
            <svg:desc>Drum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5438in" svg:y="11.14045in" svg:width="1.45715in" svg:height="0.58286in" draw:id="id105" draw:style-name="a921">
            <svg:title/>
            <svg:desc/>
            <text:p text:style-name="a920" text:class-names="" text:cond-style-name=""><text:span text:style-name="a919" text:class-names="">Rhythms make tunes catchy and memorable<text:s text:c="1"/></text:span></text:p>
            <draw:enhanced-geometry xmlns:dr3d="urn:oasis:names:tc:opendocument:xmlns:dr3d:1.0" draw:type="non-primitive" svg:viewBox="0 0 1332421 532968" draw:enhanced-path="M 0 0 L 1332421 0 1332421 532968 0 5329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32421"/>
              <draw:equation draw:name="f7" draw:formula="?f4 / 532968"/>
              <draw:equation draw:name="f8" draw:formula="0 * ?f5 / 1332421"/>
              <draw:equation draw:name="f9" draw:formula="0 * ?f4 / 532968"/>
              <draw:equation draw:name="f10" draw:formula="1332421 * ?f5 / 1332421"/>
              <draw:equation draw:name="f11" draw:formula="532968 * ?f4 / 5329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65668in" svg:y="10.26615in" svg:width="0.65572in" svg:height="0.65572in" draw:id="id106" draw:style-name="a923">
            <svg:title/>
            <svg:desc>Group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25596in" svg:y="11.14045in" svg:width="1.45715in" svg:height="0.58286in" draw:id="id107" draw:style-name="a926">
            <svg:title/>
            <svg:desc/>
            <text:p text:style-name="a925" text:class-names="" text:cond-style-name=""><text:span text:style-name="a924" text:class-names="">Group rhythmic activities improve team work<text:s text:c="1"/></text:span></text:p>
            <draw:enhanced-geometry xmlns:dr3d="urn:oasis:names:tc:opendocument:xmlns:dr3d:1.0" draw:type="non-primitive" svg:viewBox="0 0 1332421 532968" draw:enhanced-path="M 0 0 L 1332421 0 1332421 532968 0 5329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32421"/>
              <draw:equation draw:name="f7" draw:formula="?f4 / 532968"/>
              <draw:equation draw:name="f8" draw:formula="0 * ?f5 / 1332421"/>
              <draw:equation draw:name="f9" draw:formula="0 * ?f4 / 532968"/>
              <draw:equation draw:name="f10" draw:formula="1332421 * ?f5 / 1332421"/>
              <draw:equation draw:name="f11" draw:formula="532968 * ?f4 / 5329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09" draw:style-name="a934" draw:name="TextBox 2" svg:x="2.14756in" svg:y="3.37286in" svg:width="9.65744in" svg:height="1.00977in">
          <draw:text-box>
            <text:p text:style-name="a929" text:class-names="" text:cond-style-name=""><text:span text:style-name="a928" text:class-names=""><text:s text:c="4"/>Rhythmic make tunes catchy and memorable<text:s text:c="1"/></text:span></text:p>
            <text:p text:style-name="a931" text:class-names="" text:cond-style-name=""><text:span text:style-name="a930" text:class-names=""><text:s text:c="10"/>Group rhythmic activities improve team work<text:s text:c="1"/></text:span></text:p>
            <text:p text:style-name="a933" text:class-names="" text:cond-style-name=""><text:span text:style-name="a932" text:class-names=""/></text:p>
          </draw:text-box>
          <svg:title/>
          <svg:desc/>
        </draw:frame>
      </draw:page>
      <draw:page draw:name="Slide23" draw:style-name="a935" draw:master-page-name="Master1-Layout2-obj-Title-and-Content" presentation:presentation-page-layout-name="Master1-PPL2" draw:id="Slide-278">
        <draw:custom-shape svg:x="0in" svg:y="0in" svg:width="13.33333in" svg:height="7.5in" draw:id="id110" draw:style-name="a938" draw:name="Rectangle 10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presentation:style-name="a941" draw:name="Title" svg:x="0.7in" svg:y="1in" svg:width="11.86296in" svg:height="1.2807in" presentation:class="title" presentation:placeholder="false">
          <draw:text-box>
            <text:p text:style-name="a940" text:class-names="" text:cond-style-name=""><text:span text:style-name="a939" text:class-names="">CONCLUSION:</text:span></text:p>
          </draw:text-box>
          <svg:title/>
          <svg:desc/>
        </draw:frame>
        <draw:frame draw:id="id112" presentation:style-name="a945" draw:name="Content Placeholder" svg:x="7.5625in" svg:y="2.46751in" svg:width="4.99083in" svg:height="4.11249in" presentation:class="outline" presentation:placeholder="false">
          <draw:text-box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><text:s text:c="1"/>A rhythmic tune is not just music it’s <text:s text:c="1"/>is a companion of life . Through this project , we learn how rhythm is essential for creating harmony and joy in music<text:s text:c="1"/></text:span></text:p>
                  </text:list-item>
                </text:list>
              </text:list-item>
            </text:list>
          </draw:text-box>
          <svg:title/>
          <svg:desc/>
        </draw:frame>
        <draw:connector draw:type="line" svg:x1="0.73518in" svg:y1="6.86in" svg:x2="12.59815in" svg:y2="6.86in" draw:id="id113" draw:style-name="a946" draw:name="Straight Connector 12">
          <svg:title/>
          <svg:desc/>
        </draw:connector>
      </draw:page>
      <draw:page draw:name="Slide24" draw:style-name="a947" draw:master-page-name="Master1-Layout2-obj-Title-and-Content" presentation:presentation-page-layout-name="Master1-PPL2" draw:id="Slide-279">
        <draw:custom-shape svg:x="0in" svg:y="0in" svg:width="13.33333in" svg:height="7.5in" draw:id="id114" draw:style-name="a950" draw:name="Rectangle 8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presentation:style-name="a966" draw:name="Content Placeholder" svg:x="0.7in" svg:y="3.0202in" svg:width="11.91046in" svg:height="3.86728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1" text:class-names="">Thank you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<text:s text:c="21"/>Questions ?</text:span></text:p>
              </text:list-item>
            </text:list>
            <text:list text:style-name="a961">
              <text:list-item>
                <text:p text:style-name="a960" text:class-names="" text:cond-style-name=""><text:span text:style-name="a957" text:class-names=""><text:s text:c="9"/>.. <text:s text:c="9"/>contact team leader: R.<text:s text:c="1"/></text:span><text:span text:style-name="a958" text:class-names="">Sivaranjani</text:span><text:span text:style-name="a959" text:class-names="">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2" text:class-names=""><text:s text:c="20"/>sivaranjani2007r@gmail.com</text:span><text:span text:style-name="a963" text:class-names=""/></text:p>
              </text:list-item>
            </text:list>
          </draw:text-box>
          <svg:title/>
          <svg:desc/>
        </draw:frame>
        <draw:connector draw:type="line" svg:x1="0.78in" svg:y1="2.52349in" svg:x2="1.8505in" svg:y2="2.52349in" draw:id="id116" draw:style-name="a967" draw:name="Straight Connector 10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7in" svg:y="1.5in" svg:width="7.3in" svg:height="3.22816in"/>
      <presentation:placeholder presentation:object="subtitle" svg:x="0.7in" svg:y="5.01408in" svg:width="7.3in" svg:height="1.40845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2" style:display-name="Title and Content">
      <presentation:placeholder presentation:object="title" svg:x="0.7in" svg:y="1.5in" svg:width="11.91046in" svg:height="1.2in"/>
      <presentation:placeholder presentation:object="object" svg:x="0.7in" svg:y="2.88in" svg:width="11.91046in" svg:height="3.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3" style:display-name="Section Header">
      <presentation:placeholder presentation:object="title" svg:x="0.7in" svg:y="1.41226in" svg:width="10.07752in" svg:height="3.45579in"/>
      <presentation:placeholder presentation:object="outline" svg:x="0.7in" svg:y="5.48837in" svg:width="8.64729in" svg:height="1.17442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4" style:display-name="Two Content">
      <presentation:placeholder presentation:object="title" svg:x="0.7in" svg:y="1.5in" svg:width="11.91046in" svg:height="1.2in"/>
      <presentation:placeholder presentation:object="object" svg:x="0.7in" svg:y="2.88in" svg:width="5.7in" svg:height="3.9in"/>
      <presentation:placeholder presentation:object="object" svg:x="6.91046in" svg:y="2.88in" svg:width="5.7in" svg:height="3.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5" style:display-name="Comparison">
      <presentation:placeholder presentation:object="title" svg:x="0.7in" svg:y="1.5in" svg:width="11.91046in" svg:height="1.02773in"/>
      <presentation:placeholder presentation:object="outline" svg:x="0.7in" svg:y="2.52773in" svg:width="5.7in" svg:height="0.76047in"/>
      <presentation:placeholder presentation:object="object" svg:x="0.7in" svg:y="3.28819in" svg:width="5.7in" svg:height="3.49in"/>
      <presentation:placeholder presentation:object="outline" svg:x="6.91046in" svg:y="2.52773in" svg:width="5.7in" svg:height="0.76047in"/>
      <presentation:placeholder presentation:object="object" svg:x="6.91046in" svg:y="3.28819in" svg:width="5.7in" svg:height="3.4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6" style:display-name="Title Only">
      <presentation:placeholder presentation:object="title" svg:x="0.7in" svg:y="1.5in" svg:width="11.91046in" svg:height="1.2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7" style:display-name="Blank"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8" style:display-name="Content with Caption">
      <presentation:placeholder presentation:object="title" svg:x="0.7in" svg:y="1.5in" svg:width="4.22069in" svg:height="1.58762in"/>
      <presentation:placeholder presentation:object="object" svg:x="5.39864in" svg:y="1.12752in" svg:width="7.21182in" svg:height="5.65in"/>
      <presentation:placeholder presentation:object="outline" svg:x="0.7in" svg:y="3.2504in" svg:width="4.22069in" svg:height="3.528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9" style:display-name="Picture with Caption">
      <presentation:placeholder presentation:object="title" svg:x="0.7in" svg:y="1.5in" svg:width="4.22069in" svg:height="1.58762in"/>
      <presentation:placeholder presentation:object="graphic" svg:x="5.4in" svg:y="1.13in" svg:width="7.21in" svg:height="5.65in"/>
      <presentation:placeholder presentation:object="outline" svg:x="0.7in" svg:y="3.2504in" svg:width="4.22069in" svg:height="3.528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10" style:display-name="Title and Vertical Text">
      <presentation:placeholder presentation:object="title" svg:x="0.7in" svg:y="1.5in" svg:width="11.91046in" svg:height="1.2in"/>
      <presentation:placeholder presentation:object="outline" svg:x="0.7in" svg:y="2.88in" svg:width="11.91046in" svg:height="3.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11" style:display-name="Vertical Title and Text">
      <presentation:placeholder presentation:object="title" svg:x="10.07132in" svg:y="0.7in" svg:width="1.98138in" svg:height="6.05521in"/>
      <presentation:placeholder presentation:object="outline" svg:x="0.7in" svg:y="0.7in" svg:width="9.19994in" svg:height="6.05521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style style:family="table-cell" style:name="a779">
      <style:table-cell-properties fo:background-color="#cfd5ea"/>
    </style:style>
    <style:style style:family="table-cell" style:name="a77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/>
    </style:style>
    <style:style style:family="table-cell" style:name="a78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7">
      <style:table-cell-properties fo:background-color="#cfd5ea"/>
    </style:style>
    <style:style style:family="table-cell" style:name="a78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/>
    </style:style>
    <style:style style:family="table-cell" style:name="a78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973eb" draw:opacity="100%" draw:stroke="solid" svg:stroke-width="0.01389in" svg:stroke-color="#052d63" svg:stroke-opacity="100%" draw:stroke-linejoin="miter" svg:stroke-linecap="butt"/>
    </style:default-style>
    <draw:fill-image draw:name="a878" xlink:href="media/image1.svg" xlink:show="embed" xlink:actuate="onLoad"/>
    <draw:fill-image draw:name="a884" xlink:href="media/image2.svg" xlink:show="embed" xlink:actuate="onLoad"/>
    <draw:fill-image draw:name="a922" xlink:href="media/image3.svg" xlink:show="embed" xlink:actuate="onLoad"/>
    <draw:fill-image draw:name="a917" xlink:href="media/image4.svg" xlink:show="embed" xlink:actuate="onLoad"/>
    <draw:fill-image draw:name="a896" xlink:href="media/image5.svg" xlink:show="embed" xlink:actuate="onLoad"/>
    <draw:fill-image draw:name="a890" xlink:href="media/image6.svg" xlink:show="embed" xlink:actuate="onLoad"/>
    <table:table-template table:name="{5C22544A-7EE6-4342-B048-85BDC9FD1C3A}">
      <table:first-row table:style-name="a780" table:paragraph-style-name=""/>
      <table:last-row table:style-name="a781" table:paragraph-style-name=""/>
      <table:first-column table:style-name="a782" table:paragraph-style-name=""/>
      <table:last-column table:style-name="a783" table:paragraph-style-name=""/>
      <table:body table:style-name="a775" table:paragraph-style-name=""/>
      <table:even-rows table:style-name="a778" table:paragraph-style-name=""/>
      <table:odd-rows table:style-name="a779" table:paragraph-style-name=""/>
      <table:even-columns table:style-name="a776" table:paragraph-style-name=""/>
      <table:odd-columns table:style-name="a77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draw:fill="none" draw:stroke="solid" svg:stroke-width="0.08333in" svg:stroke-color="#1973eb" svg:stroke-opacity="100%" draw:stroke-linejoin="miter" svg:stroke-linecap="butt" draw:decorative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9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8333in" svg:stroke-color="#1973eb" svg:stroke-opacity="100%" draw:stroke-linejoin="miter" svg:stroke-linecap="butt" draw:decorative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>
      <style:graphic-properties draw:fill="none" draw:stroke="solid" svg:stroke-width="0.08333in" svg:stroke-color="#1973eb" svg:stroke-opacity="100%" draw:stroke-linejoin="miter" svg:stroke-linecap="butt" draw:decorative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ashVTI" style:page-layout-name="pageLayout1" draw:style-name="a0">
      <draw:frame draw:id="id0" presentation:style-name="a4" draw:name="Title Placeholder 1" svg:x="0.7in" svg:y="1.5in" svg:width="11.91046in" svg:height="1.2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7in" svg:y="2.88in" svg:width="11.91046in" svg:height="3.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19/2025</text:date></text:span><text:span text:style-name="a24" text:class-names=""/></text:p>
        </draw:text-box>
        <svg:title/>
        <svg:desc/>
      </draw:frame>
      <draw:frame draw:id="id3" presentation:style-name="a29" draw:name="Footer Placeholder 4" svg:x="7.40116in" svg:y="6.95139in" svg:width="4.41861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81977in" svg:y="6.95139in" svg:width="0.7907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draw:connector draw:type="line" svg:x1="0.78in" svg:y1="1.12752in" svg:x2="1.8505in" svg:y2="1.12752in" draw:id="id5" draw:style-name="a34" draw:name="Straight Connector 8">
        <svg:title/>
        <svg:desc/>
      </draw:connector>
      <presentation:notes style:page-layout-name="pageLayout2" draw:style-name="a66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2" draw:name="Date Placehold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9/19/2025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" draw:name="Slide Image Placeholder 3">
          <svg:title/>
          <svg:desc/>
        </draw:page-thumbnail>
        <draw:frame draw:id="id9" presentation:style-name="a58" draw:name="Notes Placehold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2" draw:layer="Master1-bg" presentation:style-name="a71" draw:name="Title 1" svg:x="0.7in" svg:y="1.5in" svg:width="7.3in" svg:height="3.22816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3" presentation:style-name="a75" draw:name="Subtitle 2" svg:x="0.7in" svg:y="5.01408in" svg:width="7.3in" svg:height="1.40845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4" presentation:style-name="a80" draw:name="Date Placeholder 3" svg:x="0.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9/19/2025</text:date></text:span><text:span text:style-name="a78" text:class-names=""/></text:p>
        </draw:text-box>
        <svg:title/>
        <svg:desc/>
      </draw:frame>
      <draw:frame draw:id="id15" presentation:style-name="a83" draw:name="Footer Placeholder 4" svg:x="7.40116in" svg:y="6.95139in" svg:width="4.41861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6" presentation:style-name="a87" draw:name="Slide Number Placeholder 5" svg:x="11.81977in" svg:y="6.95139in" svg:width="0.7907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19">
        <draw:frame draw:id="id6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7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9/19/2025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6" draw:name="Slide Image Placeholder 3">
          <svg:title/>
          <svg:desc/>
        </draw:page-thumbnail>
        <draw:frame draw:id="id9" presentation:style-name="a111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8" draw:name="Slide Number Placeholder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0">
      <draw:frame draw:id="id17" draw:layer="Master1-bg" presentation:style-name="a124" draw:name="Title 1" svg:x="0.7in" svg:y="1.5in" svg:width="11.91046in" svg:height="1.2in" presentation:class="title" presentation:placeholder="false">
        <draw:text-box>
          <text:p text:style-name="a123" text:class-names="" text:cond-style-name=""><text:span text:style-name="a121" text:class-names="">Click to edit Master title style</text:span><text:span text:style-name="a122" text:class-names=""/></text:p>
        </draw:text-box>
        <svg:title/>
        <svg:desc/>
      </draw:frame>
      <draw:frame draw:id="id18" presentation:style-name="a140" draw:name="Content Placeholder 2" svg:x="0.7in" svg:y="2.88in" svg:width="11.91046in" svg:height="3.9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45" draw:name="Date Placeholder 3" svg:x="0.7in" svg:y="6.95139in" svg:width="3in" svg:height="0.39931in" presentation:class="date-time" presentation:placeholder="false">
        <draw:text-box>
          <text:p text:style-name="a144" text:class-names="" text:cond-style-name=""><text:span text:style-name="a141" text:class-names=""><text:date text:fixed="false" style:data-style-name="a142">9/19/2025</text:date></text:span><text:span text:style-name="a143" text:class-names=""/></text:p>
        </draw:text-box>
        <svg:title/>
        <svg:desc/>
      </draw:frame>
      <draw:frame draw:id="id20" presentation:style-name="a148" draw:name="Footer Placeholder 4" svg:x="7.40116in" svg:y="6.95139in" svg:width="4.41861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1" presentation:style-name="a152" draw:name="Slide Number Placeholder 5" svg:x="11.81977in" svg:y="6.95139in" svg:width="0.7907in" svg:height="0.39931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#›</text:page-number></text:span><text:span text:style-name="a150" text:class-names=""/></text:p>
        </draw:text-box>
        <svg:title/>
        <svg:desc/>
      </draw:frame>
      <presentation:notes style:page-layout-name="pageLayout2" draw:style-name="a184">
        <draw:frame draw:id="id6" presentation:style-name="a155" draw:name="Header Placeholder 1" svg:x="0in" svg:y="0in" svg:width="3.25in" svg:height="0.50174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6" text:class-names=""><text:date text:fixed="false" style:data-style-name="a157">9/19/2025</text:date></text:span><text:span text:style-name="a15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6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Click to 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9" draw:name="Footer Placeholder 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1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5">
      <draw:custom-shape svg:x="0in" svg:y="0in" svg:width="13.33333in" svg:height="7.5in" draw:id="id22" draw:layer="Master1-bg" draw:style-name="a188" draw:name="Rectangle 7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92" draw:name="Title 1" svg:x="0.7in" svg:y="1.41226in" svg:width="10.07752in" svg:height="3.455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4" presentation:style-name="a196" draw:name="Text Placeholder 2" svg:x="0.7in" svg:y="5.48837in" svg:width="8.64729in" svg:height="1.1744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5" presentation:style-name="a201" draw:name="Date Placeholder 3" svg:x="0.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9/19/2025</text:date></text:span><text:span text:style-name="a199" text:class-names=""/></text:p>
        </draw:text-box>
        <svg:title/>
        <svg:desc/>
      </draw:frame>
      <draw:frame draw:id="id26" presentation:style-name="a204" draw:name="Footer Placeholder 4" svg:x="7.40116in" svg:y="6.95139in" svg:width="4.41861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7" presentation:style-name="a208" draw:name="Slide Number Placeholder 5" svg:x="11.81977in" svg:y="6.95139in" svg:width="0.7907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draw:connector draw:type="line" svg:x1="0.78333in" svg:y1="5.15664in" svg:x2="1.85383in" svg:y2="5.15664in" draw:id="id28" draw:style-name="a209" draw:name="Straight Connector 6">
        <svg:title/>
        <svg:desc/>
      </draw:connector>
      <presentation:notes style:page-layout-name="pageLayout2" draw:style-name="a241">
        <draw:frame draw:id="id6" presentation:style-name="a212" draw:name="Header Placeholder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7" draw:name="Date Placeholder 2" svg:x="4.24826in" svg:y="0in" svg:width="3.25in" svg:height="0.50174in" presentation:class="date-time" presentation:placeholder="false">
          <draw:text-box>
            <text:p text:style-name="a216" text:class-names="" text:cond-style-name=""><text:span text:style-name="a213" text:class-names=""><text:date text:fixed="false" style:data-style-name="a214">9/19/2025</text:date></text:span><text:span text:style-name="a21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8" draw:name="Slide Image Placeholder 3">
          <svg:title/>
          <svg:desc/>
        </draw:page-thumbnail>
        <draw:frame draw:id="id9" presentation:style-name="a233" draw:name="Notes Placeholder 4" svg:x="0.75in" svg:y="4.8125in" svg:width="6in" svg:height="3.9375in" presentation:class="notes" presentation:placeholder="false">
          <draw:text-box>
            <text:p text:style-name="a220" text:class-names="" text:cond-style-name=""><text:span text:style-name="a219" text:class-names="">Click to edit Master text styles</text:span></text:p>
            <text:list text:style-name="a223">
              <text:list-item>
                <text:list text:style-name="a223">
                  <text:list-item>
                    <text:p text:style-name="a222" text:class-names="" text:cond-style-name=""><text:span text:style-name="a221" text:class-names="">Second level</text:span></text:p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p text:style-name="a225" text:class-names="" text:cond-style-name=""><text:span text:style-name="a2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p text:style-name="a228" text:class-names="" text:cond-style-name=""><text:span text:style-name="a2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1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9" draw:layer="Master1-bg" presentation:style-name="a246" draw:name="Title 1" svg:x="0.7in" svg:y="1.5in" svg:width="11.91046in" svg:height="1.2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30" presentation:style-name="a263" draw:name="Content Placeholder 2" svg:x="0.7in" svg:y="2.88in" svg:width="5.7in" svg:height="3.9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80" draw:name="Content Placeholder 3" svg:x="6.91046in" svg:y="2.88in" svg:width="5.7in" svg:height="3.9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85" draw:name="Date Placeholder 4" svg:x="0.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9/19/2025</text:date></text:span><text:span text:style-name="a283" text:class-names=""/></text:p>
        </draw:text-box>
        <svg:title/>
        <svg:desc/>
      </draw:frame>
      <draw:frame draw:id="id33" presentation:style-name="a288" draw:name="Footer Placeholder 5" svg:x="7.40116in" svg:y="6.95139in" svg:width="4.41861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4" presentation:style-name="a292" draw:name="Slide Number Placeholder 6" svg:x="11.81977in" svg:y="6.95139in" svg:width="0.7907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4">
        <draw:frame draw:id="id6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9/19/2025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01" draw:name="Slide Image Placeholder 3">
          <svg:title/>
          <svg:desc/>
        </draw:page-thumbnail>
        <draw:frame draw:id="id9" presentation:style-name="a316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9" draw:name="Footer Placeholder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3" draw:name="Slide Number Placeholder 6" svg:x="4.24826in" svg:y="9.49826in" svg:width="3.25in" svg:height="0.50174in" presentation:class="page-number" presentation:placeholder="false">
          <draw:text-box>
            <text:p text:style-name="a322" text:class-names="" text:cond-style-name=""><text:span text:style-name="a320" text:class-names=""><text:page-number style:num-format="1" text:fixed="false">‹#›</text:page-number></text:span><text:span text:style-name="a321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5">
      <draw:frame draw:id="id35" draw:layer="Master1-bg" presentation:style-name="a329" draw:name="Title 1" svg:x="0.7in" svg:y="1.5in" svg:width="11.91046in" svg:height="1.02773in" presentation:class="title" presentation:placeholder="false">
        <draw:text-box>
          <text:p text:style-name="a328" text:class-names="" text:cond-style-name=""><text:span text:style-name="a326" text:class-names="">Click to edit Master title style</text:span><text:span text:style-name="a327" text:class-names=""/></text:p>
        </draw:text-box>
        <svg:title/>
        <svg:desc/>
      </draw:frame>
      <draw:frame draw:id="id36" presentation:style-name="a333" draw:name="Text Placeholder 2" svg:x="0.7in" svg:y="2.52773in" svg:width="5.7in" svg:height="0.76047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37" presentation:style-name="a350" draw:name="Content Placeholder 3" svg:x="0.7in" svg:y="3.28819in" svg:width="5.7in" svg:height="3.49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cond le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hird le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list text:style-name="a349">
                            <text:list-item>
                              <text:p text:style-name="a348" text:class-names="" text:cond-style-name=""><text:span text:style-name="a346" text:class-names="">Fifth level</text:span><text:span text:style-name="a3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54" draw:name="Text Placeholder 4" svg:x="6.91046in" svg:y="2.52773in" svg:width="5.7in" svg:height="0.760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39" presentation:style-name="a370" draw:name="Content Placeholder 5" svg:x="6.91046in" svg:y="3.28819in" svg:width="5.7in" svg:height="3.49in" presentation:class="object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75" draw:name="Date Placeholder 6" svg:x="0.7in" svg:y="6.95139in" svg:width="3in" svg:height="0.39931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>9/19/2025</text:date></text:span><text:span text:style-name="a373" text:class-names=""/></text:p>
        </draw:text-box>
        <svg:title/>
        <svg:desc/>
      </draw:frame>
      <draw:frame draw:id="id41" presentation:style-name="a378" draw:name="Footer Placeholder 7" svg:x="7.40116in" svg:y="6.95139in" svg:width="4.41861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42" presentation:style-name="a382" draw:name="Slide Number Placeholder 8" svg:x="11.81977in" svg:y="6.95139in" svg:width="0.7907in" svg:height="0.39931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>‹#›</text:page-number></text:span><text:span text:style-name="a380" text:class-names=""/></text:p>
        </draw:text-box>
        <svg:title/>
        <svg:desc/>
      </draw:frame>
      <presentation:notes style:page-layout-name="pageLayout2" draw:style-name="a414">
        <draw:frame draw:id="id6" presentation:style-name="a385" draw:name="Header Placeholder 1" svg:x="0in" svg:y="0in" svg:width="3.25in" svg:height="0.50174in" presentation:class="head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7" presentation:style-name="a390" draw:name="Date Placeholder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6" text:class-names=""><text:date text:fixed="false" style:data-style-name="a387">9/19/2025</text:date></text:span><text:span text:style-name="a38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91" draw:name="Slide Image Placeholder 3">
          <svg:title/>
          <svg:desc/>
        </draw:page-thumbnail>
        <draw:frame draw:id="id9" presentation:style-name="a406" draw:name="Notes Placeholder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list text:style-name="a405">
                              <text:list-item>
                                <text:p text:style-name="a404" text:class-names="" text:cond-style-name=""><text:span text:style-name="a4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9" draw:name="Footer Placeholder 5" svg:x="0in" svg:y="9.49826in" svg:width="3.25in" svg:height="0.50174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1" presentation:style-name="a413" draw:name="Slide Number Placeholder 6" svg:x="4.24826in" svg:y="9.49826in" svg:width="3.25in" svg:height="0.50174in" presentation:class="page-number" presentation:placeholder="false">
          <draw:text-box>
            <text:p text:style-name="a412" text:class-names="" text:cond-style-name=""><text:span text:style-name="a410" text:class-names=""><text:page-number style:num-format="1" text:fixed="false">‹#›</text:page-number></text:span><text:span text:style-name="a411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5">
      <draw:frame draw:id="id43" draw:layer="Master1-bg" presentation:style-name="a419" draw:name="Title 1" svg:x="0.7in" svg:y="1.5in" svg:width="11.91046in" svg:height="1.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44" presentation:style-name="a424" draw:name="Date Placeholder 2" svg:x="0.7in" svg:y="6.95139in" svg:width="3in" svg:height="0.39931in" presentation:class="date-time" presentation:placeholder="false">
        <draw:text-box>
          <text:p text:style-name="a423" text:class-names="" text:cond-style-name=""><text:span text:style-name="a420" text:class-names=""><text:date text:fixed="false" style:data-style-name="a421">9/19/2025</text:date></text:span><text:span text:style-name="a422" text:class-names=""/></text:p>
        </draw:text-box>
        <svg:title/>
        <svg:desc/>
      </draw:frame>
      <draw:frame draw:id="id45" presentation:style-name="a427" draw:name="Footer Placeholder 3" svg:x="7.40116in" svg:y="6.95139in" svg:width="4.41861in" svg:height="0.39931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6" presentation:style-name="a431" draw:name="Slide Number Placeholder 4" svg:x="11.81977in" svg:y="6.95139in" svg:width="0.7907in" svg:height="0.39931in" presentation:class="page-number" presentation:placeholder="false">
        <draw:text-box>
          <text:p text:style-name="a430" text:class-names="" text:cond-style-name=""><text:span text:style-name="a428" text:class-names=""><text:page-number style:num-format="1" text:fixed="false">‹#›</text:page-number></text:span><text:span text:style-name="a429" text:class-names=""/></text:p>
        </draw:text-box>
        <svg:title/>
        <svg:desc/>
      </draw:frame>
      <presentation:notes style:page-layout-name="pageLayout2" draw:style-name="a463">
        <draw:frame draw:id="id6" presentation:style-name="a434" draw:name="Header Placeholder 1" svg:x="0in" svg:y="0in" svg:width="3.25in" svg:height="0.50174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7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5" text:class-names=""><text:date text:fixed="false" style:data-style-name="a436">9/19/2025</text:date></text:span><text:span text:style-name="a43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40" draw:name="Slide Image Placeholder 3">
          <svg:title/>
          <svg:desc/>
        </draw:page-thumbnail>
        <draw:frame draw:id="id9" presentation:style-name="a455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list text:style-name="a454">
                              <text:list-item>
                                <text:p text:style-name="a453" text:class-names="" text:cond-style-name=""><text:span text:style-name="a4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8" draw:name="Footer Placeholder 5" svg:x="0in" svg:y="9.49826in" svg:width="3.25in" svg:height="0.50174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1" presentation:style-name="a462" draw:name="Slide Number Placeholder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4">
      <draw:custom-shape svg:x="0in" svg:y="0in" svg:width="13.33333in" svg:height="7.5in" draw:id="id47" draw:layer="Master1-bg" draw:style-name="a467" draw:name="Rectangle 4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72" draw:name="Date Placeholder 1" svg:x="0.7in" svg:y="6.95139in" svg:width="3in" svg:height="0.39931in" presentation:class="date-time" presentation:placeholder="false">
        <draw:text-box>
          <text:p text:style-name="a471" text:class-names="" text:cond-style-name=""><text:span text:style-name="a468" text:class-names=""><text:date text:fixed="false" style:data-style-name="a469">9/19/2025</text:date></text:span><text:span text:style-name="a470" text:class-names=""/></text:p>
        </draw:text-box>
        <svg:title/>
        <svg:desc/>
      </draw:frame>
      <draw:frame draw:id="id49" presentation:style-name="a475" draw:name="Footer Placeholder 2" svg:x="7.40116in" svg:y="6.95139in" svg:width="4.41861in" svg:height="0.39931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50" presentation:style-name="a479" draw:name="Slide Number Placeholder 3" svg:x="11.81977in" svg:y="6.95139in" svg:width="0.7907in" svg:height="0.39931in" presentation:class="page-number" presentation:placeholder="false">
        <draw:text-box>
          <text:p text:style-name="a478" text:class-names="" text:cond-style-name=""><text:span text:style-name="a476" text:class-names=""><text:page-number style:num-format="1" text:fixed="false">‹#›</text:page-number></text:span><text:span text:style-name="a477" text:class-names=""/></text:p>
        </draw:text-box>
        <svg:title/>
        <svg:desc/>
      </draw:frame>
      <presentation:notes style:page-layout-name="pageLayout2" draw:style-name="a511">
        <draw:frame draw:id="id6" presentation:style-name="a482" draw:name="Header Placeholder 1" svg:x="0in" svg:y="0in" svg:width="3.25in" svg:height="0.50174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7" presentation:style-name="a487" draw:name="Date Placeholder 2" svg:x="4.24826in" svg:y="0in" svg:width="3.25in" svg:height="0.50174in" presentation:class="date-time" presentation:placeholder="false">
          <draw:text-box>
            <text:p text:style-name="a486" text:class-names="" text:cond-style-name=""><text:span text:style-name="a483" text:class-names=""><text:date text:fixed="false" style:data-style-name="a484">9/19/2025</text:date></text:span><text:span text:style-name="a48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88" draw:name="Slide Image Placeholder 3">
          <svg:title/>
          <svg:desc/>
        </draw:page-thumbnail>
        <draw:frame draw:id="id9" presentation:style-name="a503" draw:name="Notes Placeholder 4" svg:x="0.75in" svg:y="4.8125in" svg:width="6in" svg:height="3.9375in" presentation:class="notes" presentation:placeholder="false">
          <draw:text-box>
            <text:p text:style-name="a490" text:class-names="" text:cond-style-name=""><text:span text:style-name="a489" text:class-names="">Click to edit Master text styles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Second level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5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6" draw:name="Footer Placeholder 5" svg:x="0in" svg:y="9.49826in" svg:width="3.25in" svg:height="0.50174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1" presentation:style-name="a510" draw:name="Slide Number Placeholder 6" svg:x="4.24826in" svg:y="9.49826in" svg:width="3.25in" svg:height="0.50174in" presentation:class="page-number" presentation:placeholder="false">
          <draw:text-box>
            <text:p text:style-name="a509" text:class-names="" text:cond-style-name=""><text:span text:style-name="a507" text:class-names=""><text:page-number style:num-format="1" text:fixed="false">‹#›</text:page-number></text:span><text:span text:style-name="a50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2">
      <draw:frame draw:id="id51" draw:layer="Master1-bg" presentation:style-name="a516" draw:name="Title 1" svg:x="0.7in" svg:y="1.5in" svg:width="4.22069in" svg:height="1.58762in" presentation:class="title" presentation:placeholder="false">
        <draw:text-box>
          <text:p text:style-name="a515" text:class-names="" text:cond-style-name=""><text:span text:style-name="a513" text:class-names="">Click to edit Master title style</text:span><text:span text:style-name="a514" text:class-names=""/></text:p>
        </draw:text-box>
        <svg:title/>
        <svg:desc/>
      </draw:frame>
      <draw:frame draw:id="id52" presentation:style-name="a533" draw:name="Content Placeholder 2" svg:x="5.39864in" svg:y="1.12752in" svg:width="7.21182in" svg:height="5.65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Click to edit Master text styles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cond le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hird le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Fifth level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37" draw:name="Text Placeholder 3" svg:x="0.7in" svg:y="3.2504in" svg:width="4.22069in" svg:height="3.5289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ck to edit Master text styles</text:span></text:p>
            </text:list-item>
          </text:list>
        </draw:text-box>
        <svg:title/>
        <svg:desc/>
      </draw:frame>
      <draw:frame draw:id="id54" presentation:style-name="a542" draw:name="Date Placeholder 4" svg:x="0.7in" svg:y="6.95139in" svg:width="3in" svg:height="0.39931in" presentation:class="date-time" presentation:placeholder="false">
        <draw:text-box>
          <text:p text:style-name="a541" text:class-names="" text:cond-style-name=""><text:span text:style-name="a538" text:class-names=""><text:date text:fixed="false" style:data-style-name="a539">9/19/2025</text:date></text:span><text:span text:style-name="a540" text:class-names=""/></text:p>
        </draw:text-box>
        <svg:title/>
        <svg:desc/>
      </draw:frame>
      <draw:frame draw:id="id55" presentation:style-name="a545" draw:name="Footer Placeholder 5" svg:x="7.40116in" svg:y="6.95139in" svg:width="4.41861in" svg:height="0.39931in" presentation:class="footer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56" presentation:style-name="a549" draw:name="Slide Number Placeholder 6" svg:x="11.81977in" svg:y="6.95139in" svg:width="0.7907in" svg:height="0.39931in" presentation:class="page-number" presentation:placeholder="false">
        <draw:text-box>
          <text:p text:style-name="a548" text:class-names="" text:cond-style-name=""><text:span text:style-name="a546" text:class-names=""><text:page-number style:num-format="1" text:fixed="false">‹#›</text:page-number></text:span><text:span text:style-name="a547" text:class-names=""/></text:p>
        </draw:text-box>
        <svg:title/>
        <svg:desc/>
      </draw:frame>
      <presentation:notes style:page-layout-name="pageLayout2" draw:style-name="a581">
        <draw:frame draw:id="id6" presentation:style-name="a552" draw:name="Header Placeholder 1" svg:x="0in" svg:y="0in" svg:width="3.25in" svg:height="0.50174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7" presentation:style-name="a557" draw:name="Date Placeholder 2" svg:x="4.24826in" svg:y="0in" svg:width="3.25in" svg:height="0.50174in" presentation:class="date-time" presentation:placeholder="false">
          <draw:text-box>
            <text:p text:style-name="a556" text:class-names="" text:cond-style-name=""><text:span text:style-name="a553" text:class-names=""><text:date text:fixed="false" style:data-style-name="a554">9/19/2025</text:date></text:span><text:span text:style-name="a55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58" draw:name="Slide Image Placeholder 3">
          <svg:title/>
          <svg:desc/>
        </draw:page-thumbnail>
        <draw:frame draw:id="id9" presentation:style-name="a573" draw:name="Notes Placeholder 4" svg:x="0.75in" svg:y="4.8125in" svg:width="6in" svg:height="3.9375in" presentation:class="notes" presentation:placeholder="false">
          <draw:text-box>
            <text:p text:style-name="a560" text:class-names="" text:cond-style-name=""><text:span text:style-name="a559" text:class-names="">Click to edit Master text styles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Second level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p text:style-name="a568" text:class-names="" text:cond-style-name=""><text:span text:style-name="a5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list text:style-name="a572">
                              <text:list-item>
                                <text:p text:style-name="a571" text:class-names="" text:cond-style-name=""><text:span text:style-name="a5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6" draw:name="Footer Placeholder 5" svg:x="0in" svg:y="9.49826in" svg:width="3.25in" svg:height="0.50174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1" presentation:style-name="a580" draw:name="Slide Number Placeholder 6" svg:x="4.24826in" svg:y="9.49826in" svg:width="3.25in" svg:height="0.50174in" presentation:class="page-number" presentation:placeholder="false">
          <draw:text-box>
            <text:p text:style-name="a579" text:class-names="" text:cond-style-name=""><text:span text:style-name="a577" text:class-names=""><text:page-number style:num-format="1" text:fixed="false">‹#›</text:page-number></text:span><text:span text:style-name="a578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2">
      <draw:frame draw:id="id57" draw:layer="Master1-bg" presentation:style-name="a586" draw:name="Title 1" svg:x="0.7in" svg:y="1.5in" svg:width="4.22069in" svg:height="1.58762in" presentation:class="title" presentation:placeholder="false">
        <draw:text-box>
          <text:p text:style-name="a585" text:class-names="" text:cond-style-name=""><text:span text:style-name="a583" text:class-names="">Click to edit Master title style</text:span><text:span text:style-name="a584" text:class-names=""/></text:p>
        </draw:text-box>
        <svg:title/>
        <svg:desc/>
      </draw:frame>
      <draw:frame draw:id="id58" presentation:style-name="a590" draw:name="Picture Placeholder 2" svg:x="5.4in" svg:y="1.13in" svg:width="7.21in" svg:height="5.65in" presentation:class="graphic" presentation:placeholder="false">
        <draw:text-box>
          <text:p text:style-name="a589" text:class-names="" text:cond-style-name=""><text:span text:style-name="a587" text:class-names="">Click icon to add picture</text:span><text:span text:style-name="a588" text:class-names=""/></text:p>
        </draw:text-box>
        <svg:title/>
        <svg:desc/>
      </draw:frame>
      <draw:frame draw:id="id59" presentation:style-name="a594" draw:name="Text Placeholder 3" svg:x="0.7in" svg:y="3.2504in" svg:width="4.22069in" svg:height="3.5289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Click to edit Master text styles</text:span></text:p>
            </text:list-item>
          </text:list>
        </draw:text-box>
        <svg:title/>
        <svg:desc/>
      </draw:frame>
      <draw:frame draw:id="id60" presentation:style-name="a599" draw:name="Date Placeholder 4" svg:x="0.7in" svg:y="6.95139in" svg:width="3in" svg:height="0.39931in" presentation:class="date-time" presentation:placeholder="false">
        <draw:text-box>
          <text:p text:style-name="a598" text:class-names="" text:cond-style-name=""><text:span text:style-name="a595" text:class-names=""><text:date text:fixed="false" style:data-style-name="a596">9/19/2025</text:date></text:span><text:span text:style-name="a597" text:class-names=""/></text:p>
        </draw:text-box>
        <svg:title/>
        <svg:desc/>
      </draw:frame>
      <draw:frame draw:id="id61" presentation:style-name="a602" draw:name="Footer Placeholder 5" svg:x="7.40116in" svg:y="6.95139in" svg:width="4.41861in" svg:height="0.39931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62" presentation:style-name="a606" draw:name="Slide Number Placeholder 6" svg:x="11.81977in" svg:y="6.95139in" svg:width="0.7907in" svg:height="0.39931in" presentation:class="page-number" presentation:placeholder="false">
        <draw:text-box>
          <text:p text:style-name="a605" text:class-names="" text:cond-style-name=""><text:span text:style-name="a603" text:class-names=""><text:page-number style:num-format="1" text:fixed="false">‹#›</text:page-number></text:span><text:span text:style-name="a604" text:class-names=""/></text:p>
        </draw:text-box>
        <svg:title/>
        <svg:desc/>
      </draw:frame>
      <presentation:notes style:page-layout-name="pageLayout2" draw:style-name="a638">
        <draw:frame draw:id="id6" presentation:style-name="a609" draw:name="Header Placeholder 1" svg:x="0in" svg:y="0in" svg:width="3.25in" svg:height="0.50174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7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0" text:class-names=""><text:date text:fixed="false" style:data-style-name="a611">9/19/2025</text:date></text:span><text:span text:style-name="a61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15" draw:name="Slide Image Placeholder 3">
          <svg:title/>
          <svg:desc/>
        </draw:page-thumbnail>
        <draw:frame draw:id="id9" presentation:style-name="a630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list text:style-name="a629">
                              <text:list-item>
                                <text:p text:style-name="a628" text:class-names="" text:cond-style-name=""><text:span text:style-name="a6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3" draw:name="Footer Placeholder 5" svg:x="0in" svg:y="9.49826in" svg:width="3.25in" svg:height="0.50174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1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4" text:class-names=""><text:page-number style:num-format="1" text:fixed="false">‹#›</text:page-number></text:span><text:span text:style-name="a635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9">
      <draw:frame draw:id="id63" draw:layer="Master1-bg" presentation:style-name="a643" draw:name="Title 1" svg:x="0.7in" svg:y="1.5in" svg:width="11.91046in" svg:height="1.2in" presentation:class="title" presentation:placeholder="false">
        <draw:text-box>
          <text:p text:style-name="a642" text:class-names="" text:cond-style-name=""><text:span text:style-name="a640" text:class-names="">Click to edit Master title style</text:span><text:span text:style-name="a641" text:class-names=""/></text:p>
        </draw:text-box>
        <svg:title/>
        <svg:desc/>
      </draw:frame>
      <draw:frame draw:id="id64" presentation:style-name="a660" draw:name="Vertical Text Placeholder 2" svg:x="0.7in" svg:y="2.88in" svg:width="11.91046in" svg:height="3.9in" presentation:class="outline" presentation:placeholder="false">
        <draw:text-box>
          <text:list text:style-name="a646">
            <text:list-item>
              <text:p text:style-name="a645" text:class-names="" text:cond-style-name=""><text:span text:style-name="a644" text:class-names="">Click to edit Master text styles</text:span></text:p>
            </text:list-item>
          </text:list>
          <text:list text:style-name="a649">
            <text:list-item>
              <text:list text:style-name="a649">
                <text:list-item>
                  <text:p text:style-name="a648" text:class-names="" text:cond-style-name=""><text:span text:style-name="a647" text:class-names="">Second level</text:span></text:p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p text:style-name="a651" text:class-names="" text:cond-style-name=""><text:span text:style-name="a65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p text:style-name="a654" text:class-names="" text:cond-style-name=""><text:span text:style-name="a6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list text:style-name="a659">
                            <text:list-item>
                              <text:p text:style-name="a658" text:class-names="" text:cond-style-name=""><text:span text:style-name="a656" text:class-names="">Fifth level</text:span><text:span text:style-name="a6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665" draw:name="Date Placeholder 3" svg:x="0.7in" svg:y="6.95139in" svg:width="3in" svg:height="0.39931in" presentation:class="date-time" presentation:placeholder="false">
        <draw:text-box>
          <text:p text:style-name="a664" text:class-names="" text:cond-style-name=""><text:span text:style-name="a661" text:class-names=""><text:date text:fixed="false" style:data-style-name="a662">9/19/2025</text:date></text:span><text:span text:style-name="a663" text:class-names=""/></text:p>
        </draw:text-box>
        <svg:title/>
        <svg:desc/>
      </draw:frame>
      <draw:frame draw:id="id66" presentation:style-name="a668" draw:name="Footer Placeholder 4" svg:x="7.40116in" svg:y="6.95139in" svg:width="4.41861in" svg:height="0.39931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67" presentation:style-name="a672" draw:name="Slide Number Placeholder 5" svg:x="11.81977in" svg:y="6.95139in" svg:width="0.7907in" svg:height="0.39931in" presentation:class="page-number" presentation:placeholder="false">
        <draw:text-box>
          <text:p text:style-name="a671" text:class-names="" text:cond-style-name=""><text:span text:style-name="a669" text:class-names=""><text:page-number style:num-format="1" text:fixed="false">‹#›</text:page-number></text:span><text:span text:style-name="a670" text:class-names=""/></text:p>
        </draw:text-box>
        <svg:title/>
        <svg:desc/>
      </draw:frame>
      <presentation:notes style:page-layout-name="pageLayout2" draw:style-name="a704">
        <draw:frame draw:id="id6" presentation:style-name="a675" draw:name="Header Placeholder 1" svg:x="0in" svg:y="0in" svg:width="3.25in" svg:height="0.50174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7" presentation:style-name="a680" draw:name="Date Placeholder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6" text:class-names=""><text:date text:fixed="false" style:data-style-name="a677">9/19/2025</text:date></text:span><text:span text:style-name="a67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81" draw:name="Slide Image Placeholder 3">
          <svg:title/>
          <svg:desc/>
        </draw:page-thumbnail>
        <draw:frame draw:id="id9" presentation:style-name="a696" draw:name="Notes Placeholder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list text:style-name="a695">
                              <text:list-item>
                                <text:p text:style-name="a694" text:class-names="" text:cond-style-name=""><text:span text:style-name="a6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9" draw:name="Footer Placeholder 5" svg:x="0in" svg:y="9.49826in" svg:width="3.25in" svg:height="0.50174in" presentation:class="foot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1" presentation:style-name="a703" draw:name="Slide Number Placeholder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0" text:class-names=""><text:page-number style:num-format="1" text:fixed="false">‹#›</text:page-number></text:span><text:span text:style-name="a701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5">
      <draw:custom-shape svg:x="0in" svg:y="0in" svg:width="13.33333in" svg:height="7.5in" draw:id="id68" draw:layer="Master1-bg" draw:style-name="a708" draw:name="Rectangle 9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712" draw:name="Vertical Title 1" svg:x="10.07132in" svg:y="0.7in" svg:width="1.98138in" svg:height="6.05521in" presentation:class="title" presentation:placeholder="false">
        <draw:text-box>
          <text:p text:style-name="a711" text:class-names="" text:cond-style-name=""><text:span text:style-name="a709" text:class-names="">Click to edit Master title style</text:span><text:span text:style-name="a710" text:class-names=""/></text:p>
        </draw:text-box>
        <svg:title/>
        <svg:desc/>
      </draw:frame>
      <draw:frame draw:id="id70" presentation:style-name="a729" draw:name="Vertical Text Placeholder 2" svg:x="0.7in" svg:y="0.7in" svg:width="9.19994in" svg:height="6.05521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Click to edit Master text styles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Second level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hird level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Fifth level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734" draw:name="Date Placeholder 3" svg:x="0.7in" svg:y="6.95139in" svg:width="3in" svg:height="0.39931in" presentation:class="date-time" presentation:placeholder="false">
        <draw:text-box>
          <text:p text:style-name="a733" text:class-names="" text:cond-style-name=""><text:span text:style-name="a730" text:class-names=""><text:date text:fixed="false" style:data-style-name="a731">9/19/2025</text:date></text:span><text:span text:style-name="a732" text:class-names=""/></text:p>
        </draw:text-box>
        <svg:title/>
        <svg:desc/>
      </draw:frame>
      <draw:frame draw:id="id72" presentation:style-name="a737" draw:name="Footer Placeholder 4" svg:x="7.40116in" svg:y="6.95139in" svg:width="4.41861in" svg:height="0.39931in" presentation:class="footer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73" presentation:style-name="a741" draw:name="Slide Number Placeholder 5" svg:x="11.81977in" svg:y="6.95139in" svg:width="0.7907in" svg:height="0.39931in" presentation:class="page-number" presentation:placeholder="false">
        <draw:text-box>
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</draw:text-box>
        <svg:title/>
        <svg:desc/>
      </draw:frame>
      <draw:connector draw:type="line" svg:x1="11.88993in" svg:y1="1.30407in" svg:x2="12.96043in" svg:y2="1.30407in" draw:id="id74" draw:style-name="a742" draw:transform="translate(-12.42518in -1.30407in) rotate(-1.5708) translate(12.42518in 1.30407in)" draw:name="Straight Connector 6">
        <svg:title/>
        <svg:desc/>
      </draw:connector>
      <presentation:notes style:page-layout-name="pageLayout2" draw:style-name="a774">
        <draw:frame draw:id="id6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9/19/2025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51" draw:name="Slide Image Placeholder 3">
          <svg:title/>
          <svg:desc/>
        </draw:page-thumbnail>
        <draw:frame draw:id="id9" presentation:style-name="a766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9" draw:name="Footer Placeholder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1" presentation:style-name="a773" draw:name="Slide Number Placeholder 6" svg:x="4.24826in" svg:y="9.49826in" svg:width="3.25in" svg:height="0.50174in" presentation:class="page-number" presentation:placeholder="false">
          <draw:text-box>
            <text:p text:style-name="a772" text:class-names="" text:cond-style-name=""><text:span text:style-name="a770" text:class-names=""><text:page-number style:num-format="1" text:fixed="false">‹#›</text:page-number></text:span><text:span text:style-name="a77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RHYTHMIC TUNES:YOUR                        MELODIC COMPANION</dc:title>
    <meta:initial-creator>Its Me</meta:initial-creator>
    <dc:creator>Its Me</dc:creator>
    <meta:creation-date>2025-09-18T12:26:41Z</meta:creation-date>
    <dc:date>2025-09-19T01:26:44Z</dc:date>
    <meta:editing-cycles>6</meta:editing-cycles>
  </office:meta>
</office:document-meta>
</file>